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Nimbus Roman1" svg:font-family="'Nimbus Roma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officeooo:paragraph-rsid="00072fb2" style:font-size-asian="14pt" style:font-size-complex="16pt"/>
    </style:style>
    <style:style style:name="P2" style:family="paragraph" style:parent-style-name="Standard">
      <style:paragraph-properties fo:text-align="start" style:justify-single-word="false"/>
      <style:text-properties fo:font-size="16pt" officeooo:paragraph-rsid="00072fb2" style:font-size-asian="14pt" style:font-size-complex="16pt"/>
    </style:style>
    <style:style style:name="P3" style:family="paragraph" style:parent-style-name="Standard">
      <style:paragraph-properties fo:text-align="center" style:justify-single-word="false"/>
      <style:text-properties fo:font-size="16pt" officeooo:rsid="00072fb2" officeooo:paragraph-rsid="00072fb2" style:font-size-asian="14pt" style:font-size-complex="16pt"/>
    </style:style>
    <style:style style:name="P4" style:family="paragraph" style:parent-style-name="Standard">
      <style:paragraph-properties fo:text-align="start" style:justify-single-word="false"/>
      <style:text-properties officeooo:rsid="00072fb2" officeooo:paragraph-rsid="00072fb2"/>
    </style:style>
    <style:style style:name="P5" style:family="paragraph" style:parent-style-name="Standard">
      <style:paragraph-properties fo:text-align="start" style:justify-single-word="false"/>
      <style:text-properties fo:font-size="20pt" fo:font-weight="bold" officeooo:rsid="00072fb2" officeooo:paragraph-rsid="00072fb2" style:font-size-asian="20pt" style:font-weight-asian="bold" style:font-size-complex="20pt" style:font-weight-complex="bold"/>
    </style:style>
    <style:style style:name="P6" style:family="paragraph" style:parent-style-name="Standard" style:list-style-name="L4">
      <style:paragraph-properties fo:text-align="start" style:justify-single-word="false"/>
      <style:text-properties fo:font-size="20pt" fo:font-weight="normal" officeooo:rsid="00072fb2" officeooo:paragraph-rsid="00072fb2" style:font-size-asian="20pt" style:font-weight-asian="normal" style:font-size-complex="20pt" style:font-weight-complex="normal"/>
    </style:style>
    <style:style style:name="P7" style:family="paragraph" style:parent-style-name="Standard" style:list-style-name="L3">
      <style:paragraph-properties fo:text-align="start" style:justify-single-word="false"/>
      <style:text-properties fo:font-size="18pt" fo:font-weight="normal" officeooo:paragraph-rsid="00072fb2" style:font-size-asian="18pt" style:font-weight-asian="normal" style:font-size-complex="18pt" style:font-weight-complex="normal"/>
    </style:style>
    <style:style style:name="P8" style:family="paragraph" style:parent-style-name="Standard" style:list-style-name="L3">
      <style:paragraph-properties fo:text-align="start" style:justify-single-word="false"/>
      <style:text-properties fo:font-size="18pt" fo:font-weight="normal" officeooo:rsid="00072fb2" officeooo:paragraph-rsid="00072fb2" style:font-size-asian="18pt" style:font-weight-asian="normal" style:font-size-complex="18pt" style:font-weight-complex="normal"/>
    </style:style>
    <style:style style:name="P9" style:family="paragraph" style:parent-style-name="Standard">
      <style:paragraph-properties fo:text-align="start" style:justify-single-word="false"/>
      <style:text-properties fo:font-size="18pt" fo:font-weight="normal" officeooo:rsid="00072fb2" officeooo:paragraph-rsid="00072fb2" style:font-size-asian="18pt" style:font-weight-asian="normal" style:font-size-complex="18pt" style:font-weight-complex="normal"/>
    </style:style>
    <style:style style:name="P10" style:family="paragraph" style:parent-style-name="Standard">
      <style:paragraph-properties fo:text-align="center" style:justify-single-word="false"/>
      <style:text-properties fo:font-size="18pt" fo:font-weight="normal" officeooo:rsid="000b1963" officeooo:paragraph-rsid="000b1963" style:font-size-asian="18pt" style:font-weight-asian="normal" style:font-size-complex="18pt" style:font-weight-complex="normal"/>
    </style:style>
    <style:style style:name="P11" style:family="paragraph" style:parent-style-name="Standard">
      <style:paragraph-properties fo:text-align="center" style:justify-single-word="false"/>
      <style:text-properties fo:font-size="18pt" officeooo:rsid="00072fb2" officeooo:paragraph-rsid="00072fb2" style:font-size-asian="18pt" style:font-size-complex="18pt"/>
    </style:style>
    <style:style style:name="P12" style:family="paragraph" style:parent-style-name="Standard">
      <style:paragraph-properties fo:text-align="start" style:justify-single-word="false"/>
      <style:text-properties fo:font-size="18pt" officeooo:rsid="00072fb2" officeooo:paragraph-rsid="00072fb2" style:font-size-asian="18pt" style:font-size-complex="18pt"/>
    </style:style>
    <style:style style:name="P13" style:family="paragraph" style:parent-style-name="Standard">
      <style:paragraph-properties fo:text-align="start" style:justify-single-word="false"/>
      <style:text-properties fo:font-size="18pt" officeooo:rsid="00075f39" officeooo:paragraph-rsid="00075f39" style:font-size-asian="18pt" style:font-size-complex="18pt"/>
    </style:style>
    <style:style style:name="P14" style:family="paragraph" style:parent-style-name="Standard">
      <style:paragraph-properties fo:text-align="center" style:justify-single-word="false"/>
      <style:text-properties fo:font-size="18pt" officeooo:rsid="00090a3f" officeooo:paragraph-rsid="00090a3f" style:font-size-asian="18pt" style:font-size-complex="18pt"/>
    </style:style>
    <style:style style:name="P15" style:family="paragraph" style:parent-style-name="Standard">
      <style:paragraph-properties fo:text-align="start" style:justify-single-word="false"/>
      <style:text-properties fo:font-size="18pt" officeooo:rsid="00090a3f" officeooo:paragraph-rsid="00090a3f" style:font-size-asian="18pt" style:font-size-complex="18pt"/>
    </style:style>
    <style:style style:name="P16" style:family="paragraph" style:parent-style-name="Standard">
      <style:paragraph-properties fo:text-align="start" style:justify-single-word="false"/>
      <style:text-properties fo:font-size="18pt" officeooo:rsid="0009bf5e" officeooo:paragraph-rsid="0009bf5e" style:font-size-asian="18pt" style:font-size-complex="18pt"/>
    </style:style>
    <style:style style:name="P17" style:family="paragraph" style:parent-style-name="Standard" style:list-style-name="L6">
      <style:paragraph-properties fo:text-align="start" style:justify-single-word="false"/>
      <style:text-properties fo:font-size="18pt" officeooo:rsid="0009bf5e" officeooo:paragraph-rsid="0009bf5e" style:font-size-asian="18pt" style:font-size-complex="18pt"/>
    </style:style>
    <style:style style:name="P18" style:family="paragraph" style:parent-style-name="Standard" style:list-style-name="L7">
      <style:paragraph-properties fo:text-align="start" style:justify-single-word="false"/>
      <style:text-properties fo:font-size="18pt" officeooo:rsid="0009bf5e" officeooo:paragraph-rsid="0009bf5e" style:font-size-asian="18pt" style:font-size-complex="18pt"/>
    </style:style>
    <style:style style:name="P19" style:family="paragraph" style:parent-style-name="Standard" style:list-style-name="L7">
      <style:paragraph-properties fo:text-align="start" style:justify-single-word="false"/>
      <style:text-properties fo:font-size="18pt" officeooo:rsid="0009bf5e" officeooo:paragraph-rsid="000abbed" style:font-size-asian="18pt" style:font-size-complex="18pt"/>
    </style:style>
    <style:style style:name="P20" style:family="paragraph" style:parent-style-name="Standard">
      <style:paragraph-properties fo:text-align="start" style:justify-single-word="false"/>
      <style:text-properties fo:font-size="18pt" officeooo:rsid="0009bf5e" officeooo:paragraph-rsid="000abbed" style:font-size-asian="18pt" style:font-size-complex="18pt"/>
    </style:style>
    <style:style style:name="P21" style:family="paragraph" style:parent-style-name="Standard">
      <style:paragraph-properties fo:text-align="start" style:justify-single-word="false"/>
      <style:text-properties fo:font-size="18pt" officeooo:rsid="000abbed" officeooo:paragraph-rsid="000abbed" style:font-size-asian="18pt" style:font-size-complex="18pt"/>
    </style:style>
    <style:style style:name="P22" style:family="paragraph" style:parent-style-name="Standard">
      <style:paragraph-properties fo:text-align="start" style:justify-single-word="false"/>
      <style:text-properties fo:font-size="18pt" officeooo:rsid="000abbed" officeooo:paragraph-rsid="000b1963" style:font-size-asian="18pt" style:font-size-complex="18pt"/>
    </style:style>
    <style:style style:name="P23" style:family="paragraph" style:parent-style-name="Standard">
      <style:paragraph-properties fo:text-align="start" style:justify-single-word="false"/>
      <style:text-properties fo:font-size="18pt" officeooo:rsid="000b1963" officeooo:paragraph-rsid="000b1963" style:font-size-asian="18pt" style:font-size-complex="18pt"/>
    </style:style>
    <style:style style:name="P24" style:family="paragraph" style:parent-style-name="Standard" style:list-style-name="L8">
      <style:paragraph-properties fo:text-align="start" style:justify-single-word="false"/>
      <style:text-properties fo:font-size="18pt" officeooo:rsid="000b1963" officeooo:paragraph-rsid="000b1963" style:font-size-asian="18pt" style:font-size-complex="18pt"/>
    </style:style>
    <style:style style:name="P25" style:family="paragraph" style:parent-style-name="Standard" style:list-style-name="L8">
      <style:paragraph-properties fo:text-align="start" style:justify-single-word="false"/>
      <style:text-properties fo:font-size="18pt" officeooo:paragraph-rsid="000b1963" style:font-size-asian="18pt" style:font-size-complex="18pt"/>
    </style:style>
    <style:style style:name="P26" style:family="paragraph" style:parent-style-name="Standard">
      <style:paragraph-properties fo:text-align="start" style:justify-single-word="false"/>
      <style:text-properties fo:font-size="18pt" officeooo:paragraph-rsid="000b1963" style:font-size-asian="18pt" style:font-size-complex="18pt"/>
    </style:style>
    <style:style style:name="P27" style:family="paragraph" style:parent-style-name="Standard">
      <style:paragraph-properties fo:text-align="start" style:justify-single-word="false"/>
      <style:text-properties fo:font-size="18pt" officeooo:rsid="000c9caa" officeooo:paragraph-rsid="000c9caa" style:font-size-asian="18pt" style:font-size-complex="18pt"/>
    </style:style>
    <style:style style:name="P28" style:family="paragraph" style:parent-style-name="Standard">
      <style:paragraph-properties fo:text-align="center" style:justify-single-word="false" fo:break-before="page"/>
      <style:text-properties fo:font-size="18pt" officeooo:rsid="00075f39" officeooo:paragraph-rsid="00075f39" style:font-size-asian="18pt" style:font-size-complex="18pt"/>
    </style:style>
    <style:style style:name="P29" style:family="paragraph" style:parent-style-name="Standard">
      <style:paragraph-properties fo:text-align="center" style:justify-single-word="false" fo:break-before="page"/>
      <style:text-properties fo:font-size="18pt" officeooo:rsid="00090a3f" officeooo:paragraph-rsid="00090a3f" style:font-size-asian="18pt" style:font-size-complex="18pt"/>
    </style:style>
    <style:style style:name="P30" style:family="paragraph" style:parent-style-name="Standard">
      <style:paragraph-properties fo:text-align="start" style:justify-single-word="false" fo:break-before="page"/>
      <style:text-properties fo:font-size="18pt" officeooo:rsid="000abbed" officeooo:paragraph-rsid="000abbed" style:font-size-asian="18pt" style:font-size-complex="18pt"/>
    </style:style>
    <style:style style:name="P31" style:family="paragraph" style:parent-style-name="Table_20_Contents">
      <style:paragraph-properties fo:text-align="start" style:justify-single-word="false"/>
      <style:text-properties fo:font-size="18pt" style:font-size-asian="18pt" style:font-size-complex="18pt"/>
    </style:style>
    <style:style style:name="P32" style:family="paragraph" style:parent-style-name="Table_20_Contents">
      <style:paragraph-properties fo:text-align="start" style:justify-single-word="false"/>
      <style:text-properties fo:font-size="18pt" officeooo:rsid="000abbed" officeooo:paragraph-rsid="000abbed" style:font-size-asian="18pt" style:font-size-complex="18pt"/>
    </style:style>
    <style:style style:name="T1" style:family="text">
      <style:text-properties officeooo:rsid="00072fb2"/>
    </style:style>
    <style:style style:name="T2" style:family="text">
      <style:text-properties fo:font-size="16pt" style:font-size-asian="14pt" style:font-size-complex="16pt"/>
    </style:style>
    <style:style style:name="T3" style:family="text">
      <style:text-properties officeooo:rsid="00075f39"/>
    </style:style>
    <style:style style:name="T4" style:family="text">
      <style:text-properties style:font-name="Nimbus Roman1"/>
    </style:style>
    <style:style style:name="T5" style:family="text">
      <style:text-properties style:font-name="Nimbus Roman1" officeooo:rsid="000abbed"/>
    </style:style>
    <style:style style:name="T6" style:family="text">
      <style:text-properties style:font-name="Nimbus Roman1" officeooo:rsid="000b1963"/>
    </style:style>
    <style:style style:name="T7" style:family="text">
      <style:text-properties style:text-position="sub 58%" style:font-name="Nimbus Roman1"/>
    </style:style>
    <style:style style:name="T8" style:family="text">
      <style:text-properties officeooo:rsid="000abbe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Reinforced Machine Learning using Q-Algorithm</text:span></text:p>
      <text:p text:style-name="P1"><text:span text:style-name="T1">Documentation</text:span></text:p>
      <text:p text:style-name="P1"/>
      <text:p text:style-name="P2"/>
      <text:p text:style-name="P3">Author:Stiliyan Tonev</text:p>
      <text:p text:style-name="P3">Contact:stiliyan21[at]gmail.com</text:p>
      <text:p text:style-name="P2"/>
      <text:p text:style-name="P5">Content:</text:p>
      <text:list xml:id="list207095606" text:style-name="L4">
        <text:list-item>
          <text:p text:style-name="P6">Abstract</text:p>
        </text:list-item>
      </text:list>
      <text:p text:style-name="P5"/>
      <text:list xml:id="list3181927782" text:style-name="L3">
        <text:list-item>
          <text:p text:style-name="P7"><text:span text:style-name="T1">What is Q-Learning?</text:span></text:p>
          <text:p text:style-name="P7"/>
        </text:list-item>
        <text:list-item>
          <text:p text:style-name="P7"><text:span text:style-name="T1">How can it be used?</text:span></text:p>
          <text:p text:style-name="P7"/>
        </text:list-item>
        <text:list-item>
          <text:p text:style-name="P8">Learning how it works.</text:p>
          <text:p text:style-name="P8"/>
        </text:list-item>
        <text:list-item>
          <text:p text:style-name="P8">My Implementation &amp; how to make it run.</text:p>
          <text:p text:style-name="P8"/>
        </text:list-item>
        <text:list-item>
          <text:p text:style-name="P8">What’s next?</text:p>
        </text:list-item>
      </text:list>
      <text:p text:style-name="P9"/>
      <text:p text:style-name="P4"><text:span text:style-name="T2"/></text:p>
      <text:p text:style-name="P11">Abstract</text:p>
      <text:p text:style-name="P11"/>
      <text:p text:style-name="P12"><text:tab/>Reinforced learning is a type of inteligent computer agent, which has the ability to observe and adapt to the enviroment he is put in. Here is an implementation of the Q-Algotithm which is used for such agents. It is not the only one but it is a steping stone for other, rival algorithms. <text:span text:style-name="T3">This implementation was build with generality in mind, so the developer can make multy-dimensional enviroment without too much effort.</text:span></text:p>
      <text:p text:style-name="P28">What is Q-Learning?</text:p>
      <text:p text:style-name="P13"/>
      <text:p text:style-name="P13">Q-Learning is a type of reinforced learning algorithm. Reinforced means it observes and adapts to the enviroment. It is used in Artificial Inteligence (AI) systems in order to simulate human like process of learning. It is related with the so-called “Markov Chains”. </text:p>
      <text:p text:style-name="P13">They represent the math side of the algorithm, but in many places it is described by logic and is quite intuitive, which makes it easyer and <text:s/>more understandable for begginers.</text:p>
      <text:p text:style-name="P13"/>
      <text:p text:style-name="P13"/>
      <text:p text:style-name="P14">How can it be used?</text:p>
      <text:p text:style-name="P15"/>
      <text:p text:style-name="P15">The algorithm finds application where the “agent” is left unsupervided and is expected to reach a given conclusion.</text:p>
      <text:p text:style-name="P15">For example a robot, of those that clean the floor, during the procces of cleaning it can bump in to an obstacle, or reach a point from which it can’t return (stairs), so by using the Q-Algorithm the robot will learn that those places are dangerous and won’t pass throu them anymore.</text:p>
      <text:p text:style-name="P15"/>
      <text:p text:style-name="P15">Another example can be creating a picture by a given model, the “agent” will learn about the given model in the first few tryes to recreate it, collecting information about the models general properties, and later use that information to generate some thing which follows those general properties.</text:p>
      <text:p text:style-name="P15"/>
      <text:p text:style-name="P15">It is also used in order to find paths, as with every new cycle it learns which path is better than the previous, and after learning enough it will be able to determine the optimal path to a given objective. </text:p>
      <text:p text:style-name="P29">Learning how it works.</text:p>
      <text:p text:style-name="P14"/>
      <text:p text:style-name="P16">The structure of the algorithm is as follows:</text:p>
      <text:list xml:id="list48252652" text:style-name="L6">
        <text:list-item>
          <text:p text:style-name="P17">S → States in which the “agent” can go, those who are forbiden too, <text:span text:style-name="T8">each state has a “reward”</text:span>.</text:p>
        </text:list-item>
        <text:list-item>
          <text:p text:style-name="P17">A → Actions which the “agent” can take, each state has a set of actions the agent can take, and each action has a value, and an exit state.</text:p>
        </text:list-item>
        <text:list-item>
          <text:p text:style-name="P17"><text:span text:style-name="T4">Learning coeficent (α) [0,1] → It plays a role like a believe factor, if it is 1 or larger the “agent” will believe he is on the right way evin if he is not.</text:span></text:p>
        </text:list-item>
        <text:list-item>
          <text:p text:style-name="P17"><text:span text:style-name="T4">Discount Factor (γ) [0,1] → Tells the agent how much will the next action matter, it can also lead to the wrong path if too high.</text:span></text:p>
        </text:list-item>
        <text:list-item>
          <text:p text:style-name="P17"><text:span text:style-name="T4">s → Current state of the “agent”.</text:span></text:p>
        </text:list-item>
        <text:list-item>
          <text:p text:style-name="P17"><text:span text:style-name="T4">a → Action choosed from the current state.</text:span></text:p>
        </text:list-item>
        <text:list-item>
          <text:p text:style-name="P17"><text:span text:style-name="T4">s’ (next state)→ The state in which is the “agent” after executing action “a” in state “s”.</text:span></text:p>
        </text:list-item>
        <text:list-item>
          <text:p text:style-name="P17"><text:span text:style-name="T4">a’ (next action) → The choosed action in state s’.</text:span></text:p>
        </text:list-item>
      </text:list>
      <text:p text:style-name="P16"><text:span text:style-name="T4"/></text:p>
      <text:p text:style-name="P16"><text:span text:style-name="T4">And the o-so-holy Q-Function:</text:span></text:p>
      <text:list xml:id="list3862491256" text:style-name="L7">
        <text:list-item>
          <text:p text:style-name="P18"><text:span text:style-name="T4">Q(s,a) = r + α*γ*(max</text:span><text:span text:style-name="T7">a’</text:span><text:span text:style-name="T4">(s’))</text:span></text:p>
        </text:list-item>
        <text:list-item>
          <text:p text:style-name="P19"><text:span text:style-name="T4">Which translated means “the Quality of action ‘a’ from state ‘s’ is equal to the </text:span><text:span text:style-name="T5">(r)</text:span><text:span text:style-name="T4">Reward in state s’ plus (le</text:span><text:span text:style-name="T5">a</text:span><text:span text:style-name="T4">rning coeficent)*(discount)*(the action with most value from s’)”</text:span></text:p>
        </text:list-item>
        <text:list-item>
          <text:p text:style-name="P19"><text:span text:style-name="T5">Simply said follow the bigger value.</text:span></text:p>
        </text:list-item>
      </text:list>
      <text:p text:style-name="P20"><text:span text:style-name="T5"/></text:p>
      <text:p text:style-name="P21"><text:span text:style-name="T4">Now as we have “undurstood” the math lets look at how it works with the enviroment.</text:span></text:p>
      <text:p text:style-name="P21"><text:span text:style-name="T4"/></text:p>
      <text:p text:style-name="P21"><text:span text:style-name="T4">We will work it out on a 3x3 grid. Don’t worry if you are confused it will get clearer the more you read it.</text:span></text:p>
      <text:p text:style-name="P30"><text:span text:style-name="T4"/></text:p>
      <table:table table:name="Table1" table:style-name="Table1">
        <table:table-column table:style-name="Table1.A" table:number-columns-repeated="3"/>
        <table:table-row>
          <table:table-cell table:style-name="Table1.A1" office:value-type="string">
            <text:p text:style-name="P32">0.1111</text:p>
          </table:table-cell>
          <table:table-cell table:style-name="Table1.A1" office:value-type="string">
            <text:p text:style-name="P32">1.0</text:p>
          </table:table-cell>
          <table:table-cell table:style-name="Table1.C1" office:value-type="string">
            <text:p text:style-name="P31">-<text:span text:style-name="T8">1.0</text:span></text:p>
          </table:table-cell>
        </table:table-row>
        <table:table-row>
          <table:table-cell table:style-name="Table1.A2" office:value-type="string">
            <text:p text:style-name="P32">0.5</text:p>
          </table:table-cell>
          <table:table-cell table:style-name="Table1.A2" office:value-type="string">
            <text:p text:style-name="P32">0.0</text:p>
          </table:table-cell>
          <table:table-cell table:style-name="Table1.C2" office:value-type="string">
            <text:p text:style-name="P32">-1.0</text:p>
          </table:table-cell>
        </table:table-row>
        <table:table-row>
          <table:table-cell table:style-name="Table1.A2" office:value-type="string">
            <text:p text:style-name="P32">2.0</text:p>
          </table:table-cell>
          <table:table-cell table:style-name="Table1.A2" office:value-type="string">
            <text:p text:style-name="P32">0.3</text:p>
          </table:table-cell>
          <table:table-cell table:style-name="Table1.C2" office:value-type="string">
            <text:p text:style-name="P32">0.0</text:p>
          </table:table-cell>
        </table:table-row>
      </table:table>
      <text:p text:style-name="P21"><text:span text:style-name="T4">α=0.8<text:tab/>γ=0.5</text:span></text:p>
      <text:p text:style-name="P21"><text:span text:style-name="T4">Now our agent start from the top-left cell (0.1111). It chooses the action by comparing the actions value, for our conviniance we will use the reward of the next state as action value so,</text:span></text:p>
      <text:p text:style-name="P21"><text:span text:style-name="T4">Right: 1.0<text:tab/><text:tab/>Down:0.5</text:span></text:p>
      <text:p text:style-name="P21"><text:span text:style-name="T4">It chooses the larger one (Right), and updates the transition value</text:span></text:p>
      <text:p text:style-name="P21"><text:span text:style-name="T4">[Right] = Q(top-left,right) = 1.0(reward)+0.8*0.5*(max(0.0,</text:span><text:span text:style-name="T6">0.1111</text:span><text:span text:style-name="T4">,-1.0)) = 1.0+0.8*0.5*0 = </text:span><text:span text:style-name="T6">1+0.40 = 1.40</text:span></text:p>
      <text:p text:style-name="P21"><text:span text:style-name="T6"/></text:p>
      <text:p text:style-name="P23"><text:span text:style-name="T4">And now from the top-center cell:</text:span></text:p>
      <text:p text:style-name="P22"><text:span text:style-name="T6">Down</text:span><text:span text:style-name="T4">: </text:span><text:span text:style-name="T6">0</text:span><text:span text:style-name="T4">.0<text:tab/><text:tab/></text:span><text:span text:style-name="T6">Right</text:span><text:span text:style-name="T4">:-</text:span><text:span text:style-name="T6">1.0</text:span></text:p>
      <text:p text:style-name="P22"><text:span text:style-name="T6">Left:(if you go back there you enter endless cycle)</text:span></text:p>
      <text:p text:style-name="P23"><text:span text:style-name="T4">Now the largest is 0.0:</text:span></text:p>
      <text:p text:style-name="P22"><text:span text:style-name="T4">[</text:span><text:span text:style-name="T6">Down</text:span><text:span text:style-name="T4">] = Q(top-</text:span><text:span text:style-name="T6">center</text:span><text:span text:style-name="T4">,</text:span><text:span text:style-name="T6">down</text:span><text:span text:style-name="T4">) = </text:span><text:span text:style-name="T6">0</text:span><text:span text:style-name="T4">.0+0.8*0.5*(max(0.</text:span><text:span text:style-name="T6">5</text:span><text:span text:style-name="T4">,</text:span><text:span text:style-name="T6">0.3</text:span><text:span text:style-name="T4">,</text:span><text:span text:style-name="T6">0.0</text:span><text:span text:style-name="T4">)) = 1.0+0.8*0.5*0.</text:span><text:span text:style-name="T6">5</text:span><text:span text:style-name="T4"> = </text:span><text:span text:style-name="T6">1+0.20 = 1.20</text:span></text:p>
      <text:p text:style-name="P22"><text:span text:style-name="T6"/></text:p>
      <text:p text:style-name="P23"><text:span text:style-name="T4">And from there it must be clear that we will end up in the bottom-left cell, because we will move to the biggest neightbour (0.5) and the next move with most value is (2.0).</text:span></text:p>
      <text:p text:style-name="P23"><text:span text:style-name="T4"/></text:p>
      <text:p text:style-name="P23"><text:span text:style-name="T4">Indeed this is a very rought example, but the thing you must remember/understand:</text:span></text:p>
      <text:p text:style-name="P23"><text:span text:style-name="T4">{choose action,estimate Q(s,a),assign to the present action,move to s’,repeat}</text:span></text:p>
      <text:p text:style-name="P23"><text:span text:style-name="T4"/></text:p>
      <text:p text:style-name="P23"><text:soft-page-break/><text:span text:style-name="T4">As we said before that Q in Q-Learning is for Quality which is estimated by own, and neightbour value.</text:span></text:p>
      <text:p text:style-name="P22"><text:span text:style-name="T6"/></text:p>
      <text:p text:style-name="P22"><text:span text:style-name="T6"/></text:p>
      <text:p text:style-name="P22"><text:span text:style-name="T6"/></text:p>
      <text:p text:style-name="P10"><text:span text:style-name="T4">My implementation and how to make it run</text:span></text:p>
      <text:p text:style-name="P23"><text:span text:style-name="T4">My implementation is a java package, containing 3 main files.</text:span></text:p>
      <text:list xml:id="list4098787358" text:style-name="L8">
        <text:list-item>
          <text:p text:style-name="P24"><text:span text:style-name="T4">Mind</text:span></text:p>
        </text:list-item>
        <text:list-item>
          <text:p text:style-name="P25"><text:span text:style-name="T6">States</text:span></text:p>
        </text:list-item>
        <text:list-item>
          <text:p text:style-name="P25"><text:span text:style-name="T6">Actions</text:span></text:p>
        </text:list-item>
      </text:list>
      <text:p text:style-name="P26"><text:span text:style-name="T6"/></text:p>
      <text:p text:style-name="P27"><text:span text:style-name="T6">T</text:span><text:span text:style-name="T4">he file Actions.java is the shortest and most simple one.</text:span></text:p>
      <text:p text:style-name="P27"><text:span text:style-name="T4">It contains the declaration of “Actions” theyr property “Reward” (Value), Name, and EndState.</text:span></text:p>
      <text:p text:style-name="P27"><text:span text:style-name="T4">The value is the “Reward” you get after executing this action.</text:span></text:p>
      <text:p text:style-name="P27"><text:span text:style-name="T4">The end state can be different or remain the same.</text:span></text:p>
      <text:p text:style-name="P27"><text:span text:style-name="T4">And the name is used to make it simpler and understandable.</text:span></text:p>
      <text:p text:style-name="P27"><text:span text:style-name="T4">(Action: </text:span></text:p>
      <text:p text:style-name="P27"><text:span text:style-name="T4"><text:tab/>Name=”Go to university”</text:span></text:p>
      <text:p text:style-name="P27"><text:span text:style-name="T4"><text:tab/>Reward=0.001</text:span></text:p>
      <text:p text:style-name="P27"><text:span text:style-name="T4"><text:tab/>EndState=”University”</text:span></text:p>
      <text:p text:style-name="P27"><text:span text:style-name="T4">Action:</text:span></text:p>
      <text:p text:style-name="P27"><text:span text:style-name="T4"><text:tab/>Name=”Get coffee”</text:span></text:p>
      <text:p text:style-name="P27"><text:span text:style-name="T4"><text:tab/>Reward=2.999</text:span></text:p>
      <text:p text:style-name="P27"><text:span text:style-name="T4"><text:tab/>EndState=BegginState</text:span></text:p>
      <text:p text:style-name="P27"><text:span text:style-name="T4">)</text:span></text:p>
      <text:p text:style-name="P27"><text:span text:style-name="T4"/></text:p>
      <text:p text:style-name="P27"><text:span text:style-name="T4">It can be constructed without arguments and using the setters assing values to the or called like [new Actions(“Action name”,EndState)]</text:span></text:p>
      <text:p text:style-name="P27"><text:span text:style-name="T4"/></text:p>
      <text:p text:style-name="P27"><text:span text:style-name="T4"/></text:p>
      <text:p text:style-name="P27"><text:soft-page-break/><text:span text:style-name="T4"/></text:p>
      <text:p text:style-name="P27"><text:span text:style-name="T4">States.java is a little bit more complex file (but wait till we get to mind).</text:span></text:p>
      <text:p text:style-name="P27"><text:span text:style-name="T4">Every state has “Attributes” which by tipe is a HashMap → [String,Double]</text:span></text:p>
      <text:p text:style-name="P27"><text:span text:style-name="T4">And you can use:</text:span></text:p>
      <text:p text:style-name="P27"><text:span text:style-name="T4"><text:tab/>[name].SetAttribute(“name”,double);</text:span></text:p>
      <text:p text:style-name="P27"><text:span text:style-name="T4"><text:tab/>[name].GetAttribute(“name”);</text:span></text:p>
      <text:p text:style-name="P27"><text:span text:style-name="T4">To respectively get and set a given attribu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Nimbus Roman1" svg:font-family="'Nimbus Roman'" style:font-pitch="fixed"/>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1T21:18:16.542387282</meta:creation-date>
    <dc:date>2018-01-31T22:41:54.218530630</dc:date>
    <meta:editing-duration>PT4S</meta:editing-duration>
    <meta:editing-cycles>1</meta:editing-cycles>
    <meta:generator>LibreOffice/5.4.4.2$Linux_X86_64 LibreOffice_project/40m0$Build-2</meta:generator>
    <meta:document-statistic meta:table-count="1" meta:image-count="0" meta:object-count="0" meta:page-count="6" meta:paragraph-count="86" meta:word-count="937" meta:character-count="5401" meta:non-whitespace-character-count="4555"/>
  </office:meta>
</office:document-meta>
</file>